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42e181" officeooo:paragraph-rsid="0042e181"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4" fo:font-size="10pt" officeooo:rsid="004fc71e" officeooo:paragraph-rsid="004fc71e"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18"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19"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20" style:family="paragraph" style:parent-style-name="Text_20_body">
      <style:paragraph-properties fo:margin-top="0in" fo:margin-bottom="0.1in" loext:contextual-spacing="false" fo:text-align="justify" style:justify-single-word="false"/>
      <style:text-properties officeooo:paragraph-rsid="003e84b7"/>
    </style:style>
    <style:style style:name="P21" style:family="paragraph" style:parent-style-name="MainHeading">
      <style:paragraph-properties fo:margin-top="0in" fo:margin-bottom="0.1in" loext:contextual-spacing="false" fo:break-before="page"/>
    </style:style>
    <style:style style:name="P22"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23" style:family="paragraph" style:parent-style-name="Text_20_body" style:master-page-name="">
      <style:paragraph-properties fo:margin-top="0in" fo:margin-bottom="0in" loext:contextual-spacing="false" style:page-number="auto"/>
      <style:text-properties style:font-name="Century Gothic1"/>
    </style:style>
    <style:style style:name="P24"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5"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6"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20c2f8" style:font-size-asian="10pt" style:font-weight-asian="normal" style:font-size-complex="10pt" style:font-weight-complex="normal"/>
    </style:style>
    <style:style style:name="P27"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28" style:family="paragraph" style:parent-style-name="SubHeading">
      <style:text-properties officeooo:rsid="00294855" officeooo:paragraph-rsid="00294855"/>
    </style:style>
    <style:style style:name="P29" style:family="paragraph" style:parent-style-name="SubHeading">
      <style:text-properties officeooo:rsid="00294855" officeooo:paragraph-rsid="00350ea7"/>
    </style:style>
    <style:style style:name="P30" style:family="paragraph" style:parent-style-name="SubHeading">
      <style:text-properties officeooo:rsid="00294855" officeooo:paragraph-rsid="0037493d"/>
    </style:style>
    <style:style style:name="P31" style:family="paragraph" style:parent-style-name="SubHeading">
      <style:text-properties officeooo:rsid="0037493d" officeooo:paragraph-rsid="003e84b7"/>
    </style:style>
    <style:style style:name="P32" style:family="paragraph" style:parent-style-name="SubHeading">
      <style:text-properties officeooo:rsid="00418538" officeooo:paragraph-rsid="00418538"/>
    </style:style>
    <style:style style:name="P33" style:family="paragraph" style:parent-style-name="SubHeading">
      <style:text-properties officeooo:rsid="00461573" officeooo:paragraph-rsid="00461573"/>
    </style:style>
    <style:style style:name="P34" style:family="paragraph" style:parent-style-name="Text_20_body">
      <style:text-properties officeooo:rsid="002f5c1c" officeooo:paragraph-rsid="0031434f"/>
    </style:style>
    <style:style style:name="P35" style:family="paragraph" style:parent-style-name="Text_20_body">
      <style:text-properties officeooo:rsid="0031434f" officeooo:paragraph-rsid="0031434f"/>
    </style:style>
    <style:style style:name="P36" style:family="paragraph" style:parent-style-name="Text_20_body">
      <style:text-properties officeooo:paragraph-rsid="00401a38"/>
    </style:style>
    <style:style style:name="P37" style:family="paragraph" style:parent-style-name="Text_20_body">
      <style:text-properties fo:font-weight="bold" officeooo:rsid="00461573" officeooo:paragraph-rsid="00461573" style:font-weight-asian="bold" style:font-weight-complex="bold"/>
    </style:style>
    <style:style style:name="P38" style:family="paragraph" style:parent-style-name="Text_20_body">
      <style:text-properties fo:font-weight="bold" officeooo:rsid="0046d347" officeooo:paragraph-rsid="0046d347" style:font-weight-asian="bold" style:font-weight-complex="bold"/>
    </style:style>
    <style:style style:name="P39" style:family="paragraph" style:parent-style-name="Text_20_body">
      <style:text-properties fo:font-weight="bold" officeooo:rsid="004913b1" officeooo:paragraph-rsid="004913b1" style:font-weight-asian="bold" style:font-weight-complex="bold"/>
    </style:style>
    <style:style style:name="P40" style:family="paragraph" style:parent-style-name="Text_20_body">
      <style:text-properties officeooo:rsid="004913b1" officeooo:paragraph-rsid="004913b1"/>
    </style:style>
    <style:style style:name="P41" style:family="paragraph" style:parent-style-name="Text_20_body">
      <style:text-properties fo:font-weight="normal" officeooo:rsid="004913b1" officeooo:paragraph-rsid="004913b1" style:font-weight-asian="normal" style:font-weight-complex="normal"/>
    </style:style>
    <style:style style:name="P42" style:family="paragraph" style:parent-style-name="Text_20_body">
      <style:text-properties fo:font-weight="normal" officeooo:rsid="004a9a1b" officeooo:paragraph-rsid="004a9a1b" style:font-weight-asian="normal" style:font-weight-complex="normal"/>
    </style:style>
    <style:style style:name="P43" style:family="paragraph" style:parent-style-name="Text_20_body">
      <style:text-properties fo:font-weight="normal" officeooo:rsid="004ca51e" officeooo:paragraph-rsid="004ca51e" style:font-weight-asian="normal" style:font-weight-complex="normal"/>
    </style:style>
    <style:style style:name="P44" style:family="paragraph" style:parent-style-name="Text_20_body">
      <style:text-properties fo:font-weight="normal" officeooo:rsid="004de5c1" officeooo:paragraph-rsid="004de5c1" style:font-weight-asian="normal" style:font-weight-complex="normal"/>
    </style:style>
    <style:style style:name="P45"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P46"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57bc" officeooo:paragraph-rsid="004457bc" fo:background-color="transparent" style:font-size-asian="10pt" style:font-weight-asian="bold" style:font-size-complex="10pt" style:font-weight-complex="bold"/>
    </style:style>
    <style:style style:name="P47"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48"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P49"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normal" officeooo:rsid="0044ae58" officeooo:paragraph-rsid="0044ae58" fo:background-color="transparent" style:font-size-asian="10pt" style:font-weight-asian="normal" style:font-size-complex="10pt" style:font-weight-complex="normal"/>
    </style:style>
    <style:style style:name="P50" style:family="paragraph" style:parent-style-name="Text_20_body">
      <style:paragraph-properties fo:margin-top="0in" fo:margin-bottom="0.1in" loext:contextual-spacing="false" fo:text-align="justify" style:justify-single-word="false"/>
      <style:text-properties style:font-name="Soutane4" fo:font-size="10pt" officeooo:rsid="00401a38" officeooo:paragraph-rsid="00401a38" fo:background-color="transparent" style:font-size-asian="10pt" style:font-size-complex="10pt"/>
    </style:style>
    <style:style style:name="P51" style:family="paragraph" style:parent-style-name="Text_20_body">
      <style:paragraph-properties fo:margin-top="0in" fo:margin-bottom="0.1in" loext:contextual-spacing="false" fo:text-align="justify" style:justify-single-word="false"/>
      <style:text-properties style:font-name="Soutane4" fo:font-size="10pt" fo:font-weight="bold" officeooo:rsid="00517fc3" officeooo:paragraph-rsid="00517fc3" fo:background-color="transparent" style:font-size-asian="10pt" style:font-weight-asian="bold" style:font-size-complex="10pt" style:font-weight-complex="bold"/>
    </style:style>
    <style:style style:name="P52" style:family="paragraph" style:parent-style-name="Text_20_body">
      <style:paragraph-properties fo:margin-top="0in" fo:margin-bottom="0.1in" loext:contextual-spacing="false" fo:text-align="justify" style:justify-single-word="false"/>
      <style:text-properties style:font-name="Soutane" fo:font-size="10pt" fo:font-weight="normal" officeooo:rsid="0044ae58" officeooo:paragraph-rsid="00517fc3" fo:background-color="transparent" style:font-size-asian="10pt" style:font-weight-asian="normal" style:font-size-complex="10pt" style:font-weight-complex="normal"/>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officeooo:rsid="0020c2f8" style:font-weight-asian="bold" style:font-weight-complex="bold"/>
    </style:style>
    <style:style style:name="T4" style:family="text">
      <style:text-properties officeooo:rsid="00215885"/>
    </style:style>
    <style:style style:name="T5" style:family="text">
      <style:text-properties officeooo:rsid="0022f003"/>
    </style:style>
    <style:style style:name="T6" style:family="text">
      <style:text-properties officeooo:rsid="0031434f"/>
    </style:style>
    <style:style style:name="T7" style:family="text">
      <style:text-properties style:font-name="Soutane" fo:font-size="10pt" fo:font-weight="normal" officeooo:rsid="0031434f" fo:background-color="transparent" loext:char-shading-value="0" style:font-size-asian="10pt" style:font-size-complex="10pt"/>
    </style:style>
    <style:style style:name="T8" style:family="text">
      <style:text-properties officeooo:rsid="00355aff"/>
    </style:style>
    <style:style style:name="T9" style:family="text">
      <style:text-properties officeooo:rsid="003928ab"/>
    </style:style>
    <style:style style:name="T10" style:family="text">
      <style:text-properties fo:font-weight="normal" style:font-weight-asian="normal" style:font-weight-complex="normal"/>
    </style:style>
    <style:style style:name="T11" style:family="text">
      <style:text-properties fo:font-weight="normal" officeooo:rsid="003928ab" style:font-weight-asian="normal" style:font-weight-complex="normal"/>
    </style:style>
    <style:style style:name="T12" style:family="text">
      <style:text-properties fo:font-weight="normal" officeooo:rsid="003e5c2d" style:font-weight-asian="normal" style:font-weight-complex="normal"/>
    </style:style>
    <style:style style:name="T13" style:family="text">
      <style:text-properties fo:font-weight="normal" officeooo:rsid="004457bc" style:font-weight-asian="normal" style:font-weight-complex="normal"/>
    </style:style>
    <style:style style:name="T14" style:family="text">
      <style:text-properties fo:font-weight="normal" officeooo:rsid="0044ae58" style:font-weight-asian="normal" style:font-weight-complex="normal"/>
    </style:style>
    <style:style style:name="T15" style:family="text">
      <style:text-properties officeooo:rsid="003b0008"/>
    </style:style>
    <style:style style:name="T16" style:family="text">
      <style:text-properties officeooo:rsid="00418538"/>
    </style:style>
    <style:style style:name="T17" style:family="text">
      <style:text-properties officeooo:rsid="00444e8e"/>
    </style:style>
    <style:style style:name="T18" style:family="text">
      <style:text-properties style:font-name="Soutane4" fo:font-size="10pt" officeooo:rsid="003e84b7" fo:background-color="transparent" loext:char-shading-value="0" style:font-size-asian="10pt" style:font-size-complex="10pt"/>
    </style:style>
    <style:style style:name="T19" style:family="text">
      <style:text-properties style:font-name="Soutane4" fo:font-size="10pt" officeooo:rsid="00401a38" fo:background-color="transparent" loext:char-shading-value="0" style:font-size-asian="10pt" style:font-size-complex="10pt"/>
    </style:style>
    <style:style style:name="T20" style:family="text">
      <style:text-properties style:font-name="Soutane4" fo:font-size="10pt" officeooo:rsid="00444e8e" fo:background-color="transparent" loext:char-shading-value="0" style:font-size-asian="10pt" style:font-size-complex="10pt"/>
    </style:style>
    <style:style style:name="T21" style:family="text">
      <style:text-properties style:text-position="super 58%"/>
    </style:style>
    <style:style style:name="T22" style:family="text">
      <style:text-properties style:text-position="0% 100%"/>
    </style:style>
    <style:style style:name="T23" style:family="text">
      <style:text-properties officeooo:rsid="004ca51e"/>
    </style:style>
    <style:style style:name="T24" style:family="text">
      <style:text-properties officeooo:rsid="004fc71e"/>
    </style:style>
    <style:style style:name="T25" style:family="text">
      <style:text-properties officeooo:rsid="00516a81"/>
    </style:style>
    <style:style style:name="T26" style:family="text">
      <style:text-properties officeooo:rsid="00517fc3"/>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4">Thorin Schmidt</text:span></text:p>
            </table:table-cell>
            <table:table-cell table:style-name="Table1.A1" office:value-type="string">
              <text:p text:style-name="P22">Release <text:span text:style-name="T2">1</text:span></text:p>
              <text:p text:style-name="P24">Copyright © <text:span text:style-name="T2">2018</text:span> <text:span text:style-name="T4">Thorin Schmidt</text:span></text:p>
              <text:p text:style-name="P26">(Other credits here)</text:p>
              <text:p text:style-name="P25">All Rights Reserved</text:p>
              <text:p text:style-name="P25">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7">Clerics. They are essential to a campaign. Their strength is derived from their faith. <text:span text:style-name="T5">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Also, just to be clear, the use of the word “god” is not meant to indicate a required gender. Goddesses are just as powerful and amazing as gods, so I will use them indeterminately and somewhat randomly. don’t read anything else into it. So, let’s get started.</text:span></text:p>
      <text:section text:style-name="Sect1" text:name="Section2">
        <text:p text:style-name="P28">CHOOSE YOUR LEVEL (OF COMPLEXITY)</text:p>
        <text:p text:style-name="P34">Your first choice is going to be how much effort you want to put into <text:span text:style-name="T6">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7">your</text:span><text:span text:style-name="T6"> players like backstory, and are the type to ask questions that send things off the plot-rails, then a more complex theology is a good idea for your future campaign <text:s/>(and sanity).</text:span></text:p>
        <text:p text:style-name="P35">The following sections will take you though the different stages. <text:s/>We’ll start with a simple theology, move to more complex ones, then finish with a section of “add-ons”; ideas to flesh out your basic thoughts with a few juicy details.</text:p>
        <text:p text:style-name="P29">ONE FOR ALL</text:p>
        <text:p text:style-name="P17">This is, of course, the simplest and easiest of theologies. <text:s/>Your world has <text:span text:style-name="T8">just one god. Probably he or she is the creator of the world. <text:s/>Every cleric somehow worships this one god. </text:span></text:p>
        <text:p text:style-name="P19">Of course, this means that good and evil clerics get their spells from the same source. <text:s/>You should give some thought to why this is.</text:p>
        <text:p text:style-name="P18">It could be that your god<text:span text:style-name="T17">dess</text:span> is somewhat aloof, having made the world, they are content to simply let things play out. <text:s/>If a cleric is devoted enough to be granted divine power, they are free to do with it what they see fit.</text:p>
        <text:p text:style-name="P18">Otherwise, perhaps the Nemesis add-on (detailed later) might be of use for enemy clerics. </text:p>
        <text:p text:style-name="P47"><text:span text:style-name="T9">Sample Deity: </text:span><text:span text:style-name="T11">Jowenna, Mother of ALL</text:span></text:p>
        <text:p text:style-name="P45"><text:span text:style-name="T11">J</text:span><text:span text:style-name="T10">owenna is the creator, the source of all life. </text:span><text:span text:style-name="T12">As such, she does not play favorites among the races she put into the world. As a result, most clerics of all races are reluctant to destroy life of any sort, but they are universally ready to destroy undead, which are abominations in the eyes of Jowenna.</text:span></text:p>
        <text:p text:style-name="P31">ALL HAVE ONE</text:p>
        <text:p text:style-name="P36">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cleric can count on their god being more invested in their worshipers. </text:p>
        <text:p text:style-name="P36"><text:soft-page-break/>The other facet of this type of theology is that clerics of different races might wind up having access to different spells, or be excluded from certain ones. For instance, clerics of evil races might not have access to healing spells, or dwarven clerics might only be able to Create Ale instead of Water. </text:p>
        <text:p text:style-name="P30">FORCES OF NATURE</text:p>
        <text:p text:style-name="P20"><text:span text:style-name="T18">In this version, each of the gods is a force of nature personified. </text:span><text:span text:style-name="T19">The thing that appeals here is if you like a rich tapestry of gods. This can be great for G</text:span><text:span text:style-name="T20">M</text:span><text:span text:style-name="T19">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50">Before you get too scared of the complexity, the nice thing about this is that NO ONE in the world would know ALL of the deities, so you could create a few to start, and then add interesting ones as you go. A theology like this lends itself very well to the “gods everywhere” add-on detailed later.</text:p>
        <text:p text:style-name="P51">Sample Deity: <text:span text:style-name="T10">Shurra-Shurra goddes of Air</text:span></text:p>
        <text:p text:style-name="P52"/>
        <text:p text:style-name="P32">FORCES OF MAN</text:p>
        <text:p text:style-name="P14">This type of theology is similar to the “forces of nature” in that the gods are personifications. In this case though, they are personifications of <text:span text:style-name="T17">forces of civilization: Love, War, Harvest, Justice, Knowledge, Science, Magic. All of these concepts have a Patron Deity that watches over them. <text:s/>Depending on your thoughts, you could even add son and daughters to the pantheon. <text:s/>For instance, the goddess of Knowledge might have two children subordinate to her, the god of Magic and the goddess of Science.</text:span></text:p>
        <text:p text:style-name="P48"><text:span text:style-name="T9">Sample Deity: </text:span><text:span text:style-name="T13">Shandala, Patron of Knowledge</text:span></text:p>
        <text:p text:style-name="P46"><text:span text:style-name="T12">S</text:span><text:span text:style-name="T10">handala is the guider of civilization, and is heavily vested in progress of all learning. Any progress is good. “Morality” is for OTHER gods; anything that increases knowledge is worthy of pursuit. <text:s/>She is assisted by her twin children, Olan and Ilan.</text:span></text:p>
        <text:p text:style-name="P48"><text:span text:style-name="T9">Sample Deity: </text:span><text:span text:style-name="T11">Ilan</text:span><text:span text:style-name="T13">, goddess of Science</text:span></text:p>
        <text:p text:style-name="P46"><text:span text:style-name="T10">Ilan is the Patron of pure scientific progress </text:span><text:span text:style-name="T14">c</text:span><text:span text:style-name="T10">ompletely separate from Magic of any form. Some of the more radical of Ilan’s followers eschew any form of magic, even going so far as to destroy items of magic and persecute user</text:span><text:span text:style-name="T14">s</text:span><text:span text:style-name="T10"> of magic. </text:span><text:span text:style-name="T14">Ilan herself does not condone these actions, she simply has no use for magic, or her twin, who she views as “taking shortcuts”.</text:span></text:p>
        <text:p text:style-name="P48"><text:span text:style-name="T9">Sample Deity: </text:span><text:span text:style-name="T11">Olan</text:span><text:span text:style-name="T13">, god of Magic</text:span></text:p>
        <text:p text:style-name="P49">Olan is the Patron of Magic and Magical Research completely separate from Science of any form. Some of the more radical of Olan’s followers eschew scientific progress or machines of any sort beyond simple ones, even going so far as to destroy complex inventions wherever they may find them; such as spring-driven cooking spits, or complex door locks. Olan himself does not condone these actions, he simply has no use for Science, or his twin, who he views as “A stodgy stick-in-the-mud”.</text:p>
        <text:p text:style-name="P29">ELEMENTAL<text:span text:style-name="T16">ISM</text:span></text:p>
        <text:p text:style-name="P16">Gods in this world are the personification of the traditional four elements: Earth, Air, Fire, Water. They could either be faceless forces or actual personalities. If coupled with the Promisc<text:span text:style-name="T26">u</text:span>ous add-on you could create additional gods of Steam (Fire and Water), Lava(Fire and Earth), Ice (Water and Air), <text:s/><text:span text:style-name="T25">and Ooze (Earth and Water). If given personalities, clerics of opposing elements might not get along too well with each other, while clerics of adjacent elements might be capable of spectacular things if working in conjunction.</text:span></text:p>
        <text:p text:style-name="P32">EXISTING MYTHOLOGY</text:p>
        <text:p text:style-name="P12"><text:span text:style-name="T15">From a work standpoint, this theology is going to be the easiest</text:span>. <text:span text:style-name="T15">Basically, you can adopt an existing mythology: Greek/Roman, Chinese, Japanese, Hindu, </text:span><text:soft-page-break/><text:span text:style-name="T15">etc. The nice part is that there is already lots of background material already in existence. The downside to this is that there is a lot of background material already in existence. <text:s/></text:span></text:p>
        <text:p text:style-name="P13">What you need to realize is that while it is less work, you are trading your authority to some extent. <text:s/>Your players will be able to access the same sources as you, and will call you out on any “slips” or deviations you make from the source material.</text:p>
        <text:p text:style-name="P15">While you are of course the GM, and are the final say in the functioning of your world, having the world use Greek Mythology, for instance, and then having Apollo act like Ares, or having a cleric of Ares be a voice for Peace will strain the suspension of disbelief that is crucial to a good game session.</text:p>
        <text:p text:style-name="P33">ADD-ONS</text:p>
        <text:p text:style-name="P40">The following section is full of additional ideas you can add to any of the previous sections. They just add a little flavor to your campaign, and help give some structure to how things go in the game. For instance, the Morgansfort <text:span text:style-name="T21">TM </text:span><text:span text:style-name="T22"><text:s/>campaign has a deity called Tah, which is the only god in that world, the setting also makes use of (possibly)The Nemesis, Elaborate Established Church and Heretics (the reformed church).</text:span></text:p>
        <text:p text:style-name="P37">The Nemesis</text:p>
        <text:p text:style-name="P41">This add-on is very useful when you only have one or a few deities. <text:s/>Basically, the god(s) or goddess(es) is(are) good, the Nemesis is bad. You could even have a Nemesis counterpart for each of your deities. If you like, you can expand this option to include:</text:p>
        <text:p text:style-name="P39">The Balance</text:p>
        <text:p text:style-name="P41">This add-on really only makes sense when added with The Nemesis (an add-on to the add-on if you will). This would allow for there to be a balancer-god for the good and bad counterparts, ensuring that things don’t spiral out of control in the celestial realms.</text:p>
        <text:p text:style-name="P37">No Established Church</text:p>
        <text:p text:style-name="P42">With this add-on, clerics in your world just “get the call” directly from their deity. Priests might not exist, or else they get their calls directly as well. Perhaps each priest and cleric recruits a likely youth and makes them an apprentice (which would mean players would have to do so as well!<text:span text:style-name="T23">)</text:span>. Worship could be radically different from village to village or be exactly the same, depending upon how active you want your gods to be in the world.</text:p>
        <text:p text:style-name="P37">Elaborate Established Church</text:p>
        <text:p text:style-name="P43">This add-on is useful when you want your clerics to have an earthly support network. Churches in every major town and village can be sources of healing, holy water, and even missions. They can be sources of NPC help if needed, and a place to stay for clerics who are short on cash. Of course, the free room and board could come with the price of doing a few “services” for the local parish!</text:p>
        <text:p text:style-name="P37">Heretics</text:p>
        <text:p text:style-name="P43">This add-on has a fancy name but merely means that the church has one or more other factions in it. In the example of the churches of Olan and Ilan, for instance, they each had radical sects that are vehemently against the other. <text:s/>There could also easily be sects that think combining Magic and Science to be a worthwhile effort.</text:p>
        <text:p text:style-name="P37">Promiscuous Gods</text:p>
        <text:p text:style-name="P44">The gods have children, and their children have children. If you want a world with lots of gods, this is a good way of doing it. The nice thing here is that in this worldview, new gods, or newly discovered gods will not be a big deal. Don’t worry that you have to come up with all of them at once. This sort of pantheon would always be a work in progress. Perhaps this world’s clerics and priests are all the sons and daughters of gods in some way, like descendants of demi-gods or something.</text:p>
        <text:p text:style-name="P38">Atheism</text:p>
        <text:p text:style-name="P44">Finally, we have this alternative for those players who, for one reason or another, want to play a cleric but don’t want it to be saddled with a fake religion. For these players, a cleric could be devoted to an ideal of <text:soft-page-break/>some sort. The ideal doesn’t matter so much as that whatever ideal is adopted by the player, their character needs to actively pursue it in-game. This doesn’t mean they become a one-sided caricature. <text:span text:style-name="T24">It does mean that when presented with the opportunity, (and you as the GM should make sure those opportunities occur) they should role-play their commitment to that ideal.</text:span></text:p>
      </text:section>
      <text:p text:style-name="P21"><text:toc-mark-start text:id="IMark368199880" text:outline-level="1"/>Open Game License<text:toc-mark-end text:id="IMark368199880"/></text:p>
      <text:section text:style-name="Sect1" text:name="Section1">
        <text:p text:style-name="P8">INTRODUCTION</text:p>
        <text:p text:style-name="P10"><text:span text:style-name="T3">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368199880" text:main-entry="true"/>Role-Playing<text:alphabetical-index-mark-end text:id="IMark368199880"/>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2">Title Here</text:span> Copyright © 20<text:span text:style-name="T2">18</text:span> <text:span text:style-name="T2">Name Here.</text:span></text:p>
        <text:p text:style-name="P9">END OF LICENSE</text:p>
      </text:section>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5</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07T15:47:40.387283670</meta:creation-date>
    <meta:editing-cycles>17</meta:editing-cycles>
    <meta:editing-duration>P2DT18H39M51S</meta:editing-duration>
    <dc:date>2019-02-23T11:25:09.177000000</dc:date>
    <meta:document-statistic meta:table-count="1" meta:image-count="0" meta:object-count="0" meta:page-count="5" meta:paragraph-count="92" meta:word-count="3246" meta:character-count="19380" meta:non-whitespace-character-count="16183"/>
    <meta:user-defined meta:name="Info 1"/>
    <meta:user-defined meta:name="Info 2"/>
    <meta:user-defined meta:name="Info 3"/>
    <meta:user-defined meta:name="Info 4"/>
  </office:meta>
</office:document-meta>
</file>